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name-asian="F" style:font-size-asian="13pt" style:font-name-complex="F"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7" style:family="paragraph" style:parent-style-name="Heading_20_2">
      <style:text-properties fo:color="#00000a" style:font-name="Calibri" fo:font-size="11pt" style:font-name-asian="Calibri1" style:font-size-asian="11pt" style:font-name-complex="F" style:font-size-complex="11pt"/>
    </style:style>
    <style:style style:name="P8" style:family="paragraph" style:parent-style-name="Heading_20_1" style:master-page-name="Standard">
      <style:paragraph-properties style:page-number="auto"/>
    </style:style>
    <style:style style:name="P9" style:family="paragraph" style:parent-style-name="List_20_Paragraph" style:list-style-name="WWNum7"/>
    <style:style style:name="P10" style:family="paragraph" style:parent-style-name="List_20_Paragraph" style:list-style-name="WWNum5"/>
    <style:style style:name="P11" style:family="paragraph" style:parent-style-name="List_20_Paragraph" style:list-style-name="WWNum10"/>
    <style:style style:name="P12"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 style:family="paragraph" style:parent-style-name="caption">
      <style:paragraph-properties fo:keep-with-next="always"/>
    </style:style>
    <style:style style:name="P14"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15"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fo:color="#00000a" style:font-name="Calibri" fo:font-size="11pt" style:font-name-asian="Calibri1" style:font-size-asian="11pt" style:font-name-complex="F" style:font-size-complex="11pt"/>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7798751473831502416" text:style-name="WWNum7">
        <text:list-item>
          <text:p text:style-name="P9">Filter() to remove missing data, out-of-bounds values and unexpected values</text:p>
        </text:list-item>
        <text:list-item>
          <text:p text:style-name="P9">Mutate() to calculate new variables</text:p>
        </text:list-item>
        <text:list-item>
          <text:p text:style-name="P9">Summarise() to concatenate information regarding replicate measurements</text:p>
        </text:list-item>
        <text:list-item>
          <text:p text:style-name="P9">Sub-sampling and stratification to make balanced distributions</text:p>
        </text:list-item>
        <text:list-item>
          <text:p text:style-name="P9">Re-scaling and other transformations</text:p>
        </text:list-item>
        <text:list-item>
          <text:p text:style-name="P9">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753696637969689097" text:style-name="WWNum5">
        <text:list-item>
          <text:p text:style-name="P10"><text:span text:style-name="T1">Pol</text:span>: the amount of optical rotation of light due to different sugars in sugar cane (there are three main types of sugar in sugar cane – sucrose, fructose and dextrose)</text:p>
        </text:list-item>
        <text:list-item>
          <text:p text:style-name="P10"><text:span text:style-name="T1">Brix</text:span>: the total amount of dissolved solids in the sugar cane juice (sugar is a dissolved solid!)</text:p>
        </text:list-item>
        <text:list-item>
          <text:p text:style-name="P10"><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10"><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13">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soft-page-break/>#~~~~~~~~~~~</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13">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6">Enter your answer here</text:p>
            <text:p text:style-name="P4"/>
          </table:table-cell>
        </table:table-row>
      </table:table>
      <text:p text:style-name="Standard"/>
      <text:p text:style-name="Standard">The Fibre data file contains the raw weight measurements used to calculate the percentage of fibre in a sugar cane sample, namely:</text:p>
      <text:list xml:id="list4247546335478895121" text:style-name="WWNum10">
        <text:list-item>
          <text:p text:style-name="P12">SampleWeight, which is the initial tared weight of the sample </text:p>
        </text:list-item>
        <text:list-item>
          <text:p text:style-name="P12">InitialSampleCanWeight, which is the initial weight of the sample in a container</text:p>
        </text:list-item>
        <text:list-item>
          <text:p text:style-name="P11">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text:soft-page-break/>using the above equation separately for the two different measurements) can be averaged to provide the final result. <text:s/></text:p>
      <text:h text:style-name="Heading_20_2" text:outline-level="2">Calculate Percentage Fibre Variables</text:h>
      <text:p text:style-name="P13">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6">Enter your answer here</text:p>
            <text:p text:style-name="P2"/>
          </table:table-cell>
        </table:table-row>
      </table:table>
      <text:p text:style-name="Standard"/>
      <text:p text:style-name="P13">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6">Enter your answer here</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13">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6">Enter your answer here</text:p>
            <text:p text:style-name="P4"/>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13">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6">Enter your answer here</text:p>
            <text:p text:style-name="P4"/>
          </table:table-cell>
        </table:table-row>
      </table:table>
      <text:p text:style-name="Standard"/>
      <text:p text:style-name="P13"><text:soft-page-break/>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6">Enter your answer here</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13">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6">Enter your answer here</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13">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6">Enter your answer he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13">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6">Enter your answer here</text:p>
            <text:p text:style-name="P4"/>
          </table:table-cell>
        </table:table-row>
      </table:table>
      <text:p text:style-name="Standard"/>
      <text:p text:style-name="Standard"><text:soft-page-break/>The Ash data file contains the raw weight measurements used to calculate the percentage of ash in a sugar cane sample, namely:</text:p>
      <text:list xml:id="list124008823281704" text:continue-numbering="true" text:style-name="WWNum10">
        <text:list-item>
          <text:p text:style-name="P12">TinWeight (column 2)</text:p>
        </text:list-item>
        <text:list-item>
          <text:p text:style-name="P12">InitialSampleInTinWeight (column 3)</text:p>
        </text:list-item>
        <text:list-item>
          <text:p text:style-name="P11">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13">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6">Enter your answer here</text:p>
            <text:p text:style-name="P4"><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13">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6">Enter your answer here</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13"><text:soft-page-break/>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6">Enter your answer here</text:p>
            <text:p text:style-name="P4"/>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13">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Enter your answer here</text:p>
            <text:p text:style-name="P4"/>
          </table:table-cell>
        </table:table-row>
      </table:table>
      <text:p text:style-name="Standard"/>
      <text:p text:style-name="P13">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6">Enter your answer here</text:p>
            <text:p text:style-name="P5"/>
          </table:table-cell>
        </table:table-row>
      </table:table>
      <text:p text:style-name="Standard"/>
      <text:p text:style-name="Standard"><text:soft-page-break/>We have used PIPES to filter data. <text:s/>Now we will use a PIPE to filter data and select variables.</text:p>
      <text:p text:style-name="P13">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6">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13">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3"><text:span text:style-name="T4">Lab &lt;- full_join(Lab_Ash, Lab_Fibre, by=c("LabID" = "LabID"))</text:span></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13">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Enter your answer here</text:p>
            <text:p text:style-name="P4"/>
          </table:table-cell>
        </table:table-row>
      </table:table>
      <text:p text:style-name="Standard"/>
      <text:p text:style-name="Standard"><text:soft-page-break/>To save the Lab data table, we can use the <text:span text:style-name="T1">write.table()</text:span> function in the R base library.</text:p>
      <text:p text:style-name="P13">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3"><text:span text:style-name="T4">write.table(Lab, file = "Lab_Out.csv", append = FALSE, quote = TRUE, sep = ",",</text:span></text:p>
            <text:p text:style-name="P3"><text:span text:style-name="T4"><text:s text:c="12"/>eol = "\n", na = "NA", dec = ".", row.names = FALSE, col.names = TRUE, qmethod = c("escape", "double"), fileEncoding = "")</text:span></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13">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6">Enter your answer here</text:p>
            <text:p text:style-name="P4"/>
          </table:table-cell>
        </table:table-row>
      </table:table>
      <text:p text:style-name="Standard"/>
      <text:p text:style-name="P13">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13"><text:soft-page-break/>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text:span text:style-name="T4">Lab_PB$Bbin &lt;- cut(Lab_PB$Brix, 40, labels = FALSE)</text:span></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13">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3"><text:span text:style-name="T4">Lab_PB$Bbin &lt;- as.factor(Lab_PB$Bbin)</text:span></text:p>
          </table:table-cell>
        </table:table-row>
      </table:table>
      <text:p text:style-name="Standard"/>
      <text:p text:style-name="Standard">Now Bbin can be used as a grouping variable for sub-sampling.</text:p>
      <text:p text:style-name="P13">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Enter your answer here</text:p>
            <text:p text:style-name="P4"/>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13">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Enter your answer here</text:p>
            <text:p text:style-name="P4"/>
          </table:table-cell>
        </table:table-row>
      </table:table>
      <text:p text:style-name="Standard"/>
      <text:p text:style-name="Standard">We can repeat the method used to make the Brix stratified sub-sample for the Pol measurement, but stream line it by using a pipe. <text:s/></text:p>
      <text:p text:style-name="P13"><text:soft-page-break/>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Enter your answer here</text:p>
            <text:p text:style-name="P4"/>
          </table:table-cell>
        </table:table-row>
      </table:table>
      <text:p text:style-name="Standard"/>
      <text:p text:style-name="P1"/>
      <text:h text:style-name="Heading_20_2" text:outline-level="2">Part B – Processing NIRS Predictions</text:h>
      <text:h text:style-name="P7" text:outline-level="2"/>
      <text:h text:style-name="Heading_20_2" text:outline-level="2"><text:span text:style-name="T13">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span></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13">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text:soft-page-break/></text:p>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13">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13">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text:soft-page-break/>scan number for that LabID. <text:s/>In order to extract the LabID by itself, so we can use it later for grouping, we need to round ScanID down to the lowest integer, which can be achieved with the floor() function in the R base library. <text:s/></text:p>
      <text:p text:style-name="P13">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6">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13">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6">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13">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6">Enter your answer here</text:p>
            <text:p text:style-name="P14"/>
          </table:table-cell>
        </table:table-row>
      </table:table>
      <text:p text:style-name="Standard"/>
      <text:p text:style-name="Standard">Note, because we have pipes that filter and summarise data, we could have piped both pipes together to make a single pipe.</text:p>
      <text:p text:style-name="P13">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6">Enter your answer here</text:p>
            <text:p text:style-name="P15"><text:soft-page-break/></text:p>
          </table:table-cell>
        </table:table-row>
      </table:table>
      <text:p text:style-name="Standard"/>
      <text:p text:style-name="Standard">Finally, save the NIR_Final data table to a csv file.</text:p>
      <text:p text:style-name="P13">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6">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Ricardo Campello</dc:creator>
    <meta:editing-cycles>3</meta:editing-cycles>
    <meta:creation-date>2018-02-02T07:45:00</meta:creation-date>
    <dc:date>2018-02-02T08:00:00</dc:date>
    <meta:editing-duration>PT12M</meta:editing-duration>
    <meta:generator>LibreOffice/5.1.6.2$Linux_X86_64 LibreOffice_project/10m0$Build-2</meta:generator>
    <meta:document-statistic meta:table-count="35" meta:image-count="1" meta:object-count="0" meta:page-count="14" meta:paragraph-count="205" meta:word-count="4499" meta:character-count="27233" meta:non-whitespace-character-count="22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